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070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3.9602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3" style:family="table-cell" style:parent-style-name="Default">
      <style:text-properties style:font-name="DejaVu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number-columns-repeated="16372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*</text:p>
          </table:table-cell>
          <table:table-cell office:value-type="string" calcext:value-type="string">
            <text:p>Price with discounts*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*</text:p>
          </table:table-cell>
          <table:table-cell office:value-type="string" calcext:value-type="string">
            <text:p>Running total with coupons*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CP23017-E/SP</text:p>
          </table:table-cell>
          <table:table-cell office:value-type="float" office:value="2.8633" calcext:value-type="float">
            <text:p>2.86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span text:style-name="T1"><text:a xlink:href="https://www.lcsc.com/product-detail/C647352.html" xlink:type="simple">https://www.lcsc.com/product-detail/C647352.html</text:a></text:span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DUROCK MX Hotswap PCB Socket </text:p>
          </table:table-cell>
          <table:table-cell office:value-type="float" office:value="12.99" calcext:value-type="float">
            <text:p>12.99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amazon.com/DUROCK-Mechanical-Keyboard-Switches-Hot-Swap/dp/B0B4W9YMGM" xlink:type="simple">https://www.amazon.com/DUROCK-Mechanical-Keyboard-Switches-Hot-Swap/dp/B0B4W9YMGM</text:a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es in a pack of 110 sockets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N4148-t50A diode</text:p>
          </table:table-cell>
          <table:table-cell table:style-name="ce3" office:value-type="float" office:value="0.0338" calcext:value-type="float">
            <text:p>0.0338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style-name="ce1" office:value-type="string" calcext:value-type="string">
            <text:p><text:a xlink:href="https://www.lcsc.com/product-detail/C895215.html" xlink:type="simple">https://www.lcsc.com/product-detail/C895215.html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s of 10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.7kΩ Resister</text:p>
          </table:table-cell>
          <table:table-cell office:value-type="float" office:value="0.0104" calcext:value-type="float">
            <text:p>0.010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172560.html" xlink:type="simple">https://www.lcsc.com/product-detail/C172560.html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g each can print myself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ateron G Pro 3.0 Blue Switches</text:p>
          </table:table-cell>
          <table:table-cell office:value-type="float" office:value="13.35" calcext:value-type="float">
            <text:p>13.35</text:p>
          </table:table-cell>
          <table:table-cell table:formula="of:=ROUND(INDIRECT(&quot;R[0]C1&quot;; 0) * INDIRECT(&quot;R[0]C3&quot;; 0);2)" office:value-type="float" office:value="13.35" calcext:value-type="float">
            <text:p>13.35</text:p>
          </table:table-cell>
          <table:table-cell table:formula="of:=ROUND(INDIRECT(&quot;R[0]C1&quot;; 0) * INDIRECT(&quot;R[0]C3&quot;; 0);2)" office:value-type="float" office:value="13.35" calcext:value-type="float">
            <text:p>13.35</text:p>
          </table:table-cell>
          <table:table-cell table:style-name="ce1" office:value-type="string" calcext:value-type="string">
            <text:p><text:a xlink:href="https://www.aliexpress.us/item/3256805690299829.html" xlink:type="simple">https://www.aliexpress.us/item/3256805690299829.html</text:a></text:p>
          </table:table-cell>
          <table:table-cell table:formula="of:=ROUND(INDIRECT(&quot;R[0]C4&quot;; 0)*1.06;2)+INDIRECT(&quot;R[-1]C7&quot;; 0)" office:value-type="float" office:value="23.39" calcext:value-type="float">
            <text:p>23.39</text:p>
          </table:table-cell>
          <table:table-cell table:formula="of:=ROUND(INDIRECT(&quot;R[0]C5&quot;; 0)*1.06;2)+INDIRECT(&quot;R[-1]C8&quot;; 0)" office:value-type="float" office:value="23.39" calcext:value-type="float">
            <text:p>23.39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ack of 108 price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otary encoder</text:p>
          </table:table-cell>
          <table:table-cell office:value-type="float" office:value="2.0254" calcext:value-type="float">
            <text:p>2.025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470754.html?s_z=n_EC11" xlink:type="simple">https://www.lcsc.com/product-detail/C470754.html?s_z=n_EC11</text:a></text:p>
          </table:table-cell>
          <table:table-cell table:formula="of:=ROUND(INDIRECT(&quot;R[0]C4&quot;; 0)*1.06;2)+INDIRECT(&quot;R[-1]C7&quot;; 0)" office:value-type="float" office:value="23.39" calcext:value-type="float">
            <text:p>23.39</text:p>
          </table:table-cell>
          <table:table-cell table:formula="of:=ROUND(INDIRECT(&quot;R[0]C5&quot;; 0)*1.06;2)+INDIRECT(&quot;R[-1]C8&quot;; 0)" office:value-type="float" office:value="23.39" calcext:value-type="float">
            <text:p>23.3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UROCK PCB mount stabalizers</text:p>
          </table:table-cell>
          <table:table-cell office:value-type="float" office:value="16.99" calcext:value-type="float">
            <text:p>16.99</text:p>
          </table:table-cell>
          <table:table-cell table:formula="of:=ROUND(INDIRECT(&quot;R[0]C1&quot;; 0) * INDIRECT(&quot;R[0]C3&quot;; 0);2)" office:value-type="float" office:value="16.99" calcext:value-type="float">
            <text:p>16.99</text:p>
          </table:table-cell>
          <table:table-cell table:formula="of:=ROUND(INDIRECT(&quot;R[0]C1&quot;; 0) * INDIRECT(&quot;R[0]C3&quot;; 0);2)" office:value-type="float" office:value="16.99" calcext:value-type="float">
            <text:p>16.99</text:p>
          </table:table-cell>
          <table:table-cell office:value-type="string" calcext:value-type="string">
            <text:p><text:a xlink:href="https://www.aliexpress.us/item/3256803496011237.htm" xlink:type="simple">https://www.aliexpress.us/item/3256803496011237.htm</text:a></text:p>
          </table:table-cell>
          <table:table-cell table:formula="of:=ROUND(INDIRECT(&quot;R[0]C4&quot;; 0)*1.06;2)+INDIRECT(&quot;R[-1]C7&quot;; 0)" office:value-type="float" office:value="41.4" calcext:value-type="float">
            <text:p>41.4</text:p>
          </table:table-cell>
          <table:table-cell table:formula="of:=ROUND(INDIRECT(&quot;R[0]C5&quot;; 0)*1.06;2)+INDIRECT(&quot;R[-1]C8&quot;; 0)" office:value-type="float" office:value="41.4" calcext:value-type="float">
            <text:p>41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ll set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37.4" calcext:value-type="float">
            <text:p>37.4</text:p>
          </table:table-cell>
          <table:table-cell table:formula="of:=ROUND(INDIRECT(&quot;R[0]C1&quot;; 0) * INDIRECT(&quot;R[0]C3&quot;; 0);2)" office:value-type="float" office:value="37.4" calcext:value-type="float">
            <text:p>37.4</text:p>
          </table:table-cell>
          <table:table-cell table:formula="of:=ROUND(INDIRECT(&quot;R[0]C1&quot;; 0) * INDIRECT(&quot;R[0]C3&quot;; 0);2)" office:value-type="float" office:value="37.4" calcext:value-type="float">
            <text:p>37.4</text:p>
          </table:table-cell>
          <table:table-cell office:value-type="string" calcext:value-type="string">
            <text:p><text:a xlink:href="https://www.jlcpcb/" xlink:type="simple">https://www.jlcpcb</text:a>.com</text:p>
          </table:table-cell>
          <table:table-cell table:formula="of:=ROUND(INDIRECT(&quot;R[0]C4&quot;; 0)*1.06;2)+INDIRECT(&quot;R[-1]C7&quot;; 0)" office:value-type="float" office:value="81.04" calcext:value-type="float">
            <text:p>81.04</text:p>
          </table:table-cell>
          <table:table-cell table:formula="of:=ROUND(INDIRECT(&quot;R[0]C5&quot;; 0)*1.06;2)+INDIRECT(&quot;R[-1]C8&quot;; 0)" office:value-type="float" office:value="81.04" calcext:value-type="float">
            <text:p>81.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cpcb price is cheaper then pcbway before shipping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led display</text:p>
          </table:table-cell>
          <table:table-cell office:value-type="float" office:value="2.43" calcext:value-type="float">
            <text:p>2.4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aliexpress.us/item/3256808041069220.html" xlink:type="simple">https://www.aliexpress.us/item/3256808041069220.html</text:a></text:p>
          </table:table-cell>
          <table:table-cell table:formula="of:=ROUND(INDIRECT(&quot;R[0]C4&quot;; 0)*1.06;2)+INDIRECT(&quot;R[-1]C7&quot;; 0)" office:value-type="float" office:value="81.04" calcext:value-type="float">
            <text:p>81.04</text:p>
          </table:table-cell>
          <table:table-cell table:formula="of:=ROUND(INDIRECT(&quot;R[0]C5&quot;; 0)*1.06;2)+INDIRECT(&quot;R[-1]C8&quot;; 0)" office:value-type="float" office:value="81.04" calcext:value-type="float">
            <text:p>81.0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n header for oled</text:p>
          </table:table-cell>
          <table:table-cell office:value-type="float" office:value="0.3233" calcext:value-type="float">
            <text:p>0.32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9795120.html" xlink:type="simple">https://www.lcsc.com/product-detail/C19795120.html</text:a></text:p>
          </table:table-cell>
          <table:table-cell table:formula="of:=ROUND(INDIRECT(&quot;R[0]C4&quot;; 0)*1.06;2)+INDIRECT(&quot;R[-1]C7&quot;; 0)" office:value-type="float" office:value="81.04" calcext:value-type="float">
            <text:p>81.04</text:p>
          </table:table-cell>
          <table:table-cell table:formula="of:=ROUND(INDIRECT(&quot;R[0]C5&quot;; 0)*1.06;2)+INDIRECT(&quot;R[-1]C8&quot;; 0)" office:value-type="float" office:value="81.04" calcext:value-type="float">
            <text:p>81.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s of 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0nF cap</text:p>
          </table:table-cell>
          <table:table-cell office:value-type="float" office:value="0.4264" calcext:value-type="float">
            <text:p>0.426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622885.html" xlink:type="simple">https://www.lcsc.com/product-detail/C1622885.html</text:a></text:p>
          </table:table-cell>
          <table:table-cell table:formula="of:=ROUND(INDIRECT(&quot;R[0]C4&quot;; 0)*1.06;2)+INDIRECT(&quot;R[-1]C7&quot;; 0)" office:value-type="float" office:value="81.04" calcext:value-type="float">
            <text:p>81.04</text:p>
          </table:table-cell>
          <table:table-cell table:formula="of:=ROUND(INDIRECT(&quot;R[0]C5&quot;; 0)*1.06;2)+INDIRECT(&quot;R[-1]C8&quot;; 0)" office:value-type="float" office:value="81.04" calcext:value-type="float">
            <text:p>81.0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tinkercad.com/things/01yfcJqc3YT-ingenious-bigery-lappi/edit?sharecode=nC_VnJf1HsXTyW1O5QeXRIFHX63alX2Tb5NiMYivruU" xlink:type="simple">https://www.tinkercad.com/things/01yfcJqc3YT-ingenious-bigery-lappi/edit?sharecode=nC_VnJf1HsXTyW1O5QeXRIFHX63alX2Tb5NiMYivruU</text:a></text:p>
          </table:table-cell>
          <table:table-cell table:formula="of:=ROUND(INDIRECT(&quot;R[0]C4&quot;; 0)*1.06;2)+INDIRECT(&quot;R[-1]C7&quot;; 0)" office:value-type="float" office:value="81.04" calcext:value-type="float">
            <text:p>81.04</text:p>
          </table:table-cell>
          <table:table-cell table:formula="of:=ROUND(INDIRECT(&quot;R[0]C5&quot;; 0)*1.06;2)+INDIRECT(&quot;R[-1]C8&quot;; 0)" office:value-type="float" office:value="81.04" calcext:value-type="float">
            <text:p>81.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nt my self/make out of cardboard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pping for PCB</text:p>
          </table:table-cell>
          <table:table-cell office:value-type="float" office:value="58.5" calcext:value-type="float">
            <text:p>58.5</text:p>
          </table:table-cell>
          <table:table-cell table:formula="of:=ROUND(INDIRECT(&quot;R[0]C1&quot;; 0) * INDIRECT(&quot;R[0]C3&quot;; 0);2)" office:value-type="float" office:value="58.5" calcext:value-type="float">
            <text:p>58.5</text:p>
          </table:table-cell>
          <table:table-cell table:formula="of:=ROUND(INDIRECT(&quot;R[0]C1&quot;; 0) * INDIRECT(&quot;R[0]C3&quot;; 0)-32.18;2)" office:value-type="float" office:value="26.32" calcext:value-type="float">
            <text:p>26.32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43.05" calcext:value-type="float">
            <text:p>143.05</text:p>
          </table:table-cell>
          <table:table-cell table:formula="of:=ROUND(INDIRECT(&quot;R[0]C5&quot;; 0)*1.06;2)+INDIRECT(&quot;R[-1]C8&quot;; 0)" office:value-type="float" office:value="108.94" calcext:value-type="float">
            <text:p>108.94</text:p>
          </table:table-cell>
          <table:table-cell/>
          <table:table-cell office:value-type="string" calcext:value-type="string">
            <text:p>First shipping cost is for DHL express second one is for GDL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gikey shipping and tarrifs</text:p>
          </table:table-cell>
          <table:table-cell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/>
          <table:table-cell table:formula="of:=ROUND(INDIRECT(&quot;R[0]C4&quot;; 0)*1.06;2)+INDIRECT(&quot;R[-1]C7&quot;; 0)" office:value-type="float" office:value="148.73" calcext:value-type="float">
            <text:p>148.73</text:p>
          </table:table-cell>
          <table:table-cell table:formula="of:=ROUND(INDIRECT(&quot;R[0]C5&quot;; 0)*1.06;2)+INDIRECT(&quot;R[-1]C8&quot;; 0)" office:value-type="float" office:value="114.62" calcext:value-type="float">
            <text:p>114.62</text:p>
          </table:table-cell>
          <table:table-cell/>
          <table:table-cell office:value-type="string" calcext:value-type="string">
            <text:p>±$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afruit shipping</text:p>
          </table:table-cell>
          <table:table-cell office:value-type="float" office:value="5.99" calcext:value-type="float">
            <text:p>5.99</text:p>
          </table:table-cell>
          <table:table-cell table:formula="of:=ROUND(INDIRECT(&quot;R[0]C1&quot;; 0) * INDIRECT(&quot;R[0]C3&quot;; 0);2)" office:value-type="float" office:value="5.99" calcext:value-type="float">
            <text:p>5.99</text:p>
          </table:table-cell>
          <table:table-cell table:formula="of:=ROUND(INDIRECT(&quot;R[0]C1&quot;; 0) * INDIRECT(&quot;R[0]C3&quot;; 0);2)" office:value-type="float" office:value="5.99" calcext:value-type="float">
            <text:p>5.99</text:p>
          </table:table-cell>
          <table:table-cell/>
          <table:table-cell table:formula="of:=ROUND(INDIRECT(&quot;R[0]C4&quot;; 0)*1.06;2)+INDIRECT(&quot;R[-1]C7&quot;; 0)" office:value-type="float" office:value="155.08" calcext:value-type="float">
            <text:p>155.08</text:p>
          </table:table-cell>
          <table:table-cell table:formula="of:=ROUND(INDIRECT(&quot;R[0]C5&quot;; 0)*1.06;2)+INDIRECT(&quot;R[-1]C8&quot;; 0)" office:value-type="float" office:value="120.97" calcext:value-type="float">
            <text:p>120.97</text:p>
          </table:table-cell>
          <table:table-cell table:number-columns-repeated="4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iexpress shipping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155.08" calcext:value-type="float">
            <text:p>155.08</text:p>
          </table:table-cell>
          <table:table-cell table:formula="of:=ROUND(INDIRECT(&quot;R[0]C5&quot;; 0)*1.06;2)+INDIRECT(&quot;R[-1]C8&quot;; 0)" office:value-type="float" office:value="120.97" calcext:value-type="float">
            <text:p>120.97</text:p>
          </table:table-cell>
          <table:table-cell/>
          <table:table-cell office:value-type="string" calcext:value-type="string">
            <text:p>over min amount for free shipping</text:p>
          </table:table-cell>
          <table:table-cell table:number-columns-repeated="2"/>
          <table:table-cell table:style-name="Default" table:number-columns-repeated="16372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8"/>
          <table:table-cell table:style-name="Default" table:number-columns-repeated="1637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*Rounded to two decimal places</text:p>
          </table:table-cell>
          <table:table-cell table:number-columns-repeated="4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18:32:57.1881736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1DT56M9S</meta:editing-duration>
    <meta:editing-cycles>24</meta:editing-cycles>
    <meta:generator>LibreOffice/25.8.4.2$Linux_X86_64 LibreOffice_project/580$Build-2</meta:generator>
    <dc:date>2026-01-04T21:31:27.444970465</dc:date>
    <meta:document-statistic meta:table-count="1" meta:cell-count="177" meta:object-count="0"/>
  </office:meta>
</office:document-meta>
</file>